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a6ce" officeooo:paragraph-rsid="000fa6ce" style:font-size-asian="17pt" style:font-weight-asian="normal" style:font-size-complex="17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a6ce" officeooo:paragraph-rsid="00143550" style:font-size-asian="17pt" style:font-weight-asian="normal" style:font-size-complex="17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109063" officeooo:paragraph-rsid="00143550" style:font-size-asian="17pt" style:font-weight-asian="normal" style:font-size-complex="17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a6ce" officeooo:paragraph-rsid="000fa6c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109063" officeooo:paragraph-rsid="0015695d" style:font-size-asian="17pt" style:font-weight-asian="normal" style:font-size-complex="17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0fa6ce" style:font-size-asian="26pt" style:font-size-complex="26pt"/>
    </style:style>
    <style:style style:name="T3" style:family="text">
      <style:text-properties fo:font-size="12pt" officeooo:rsid="000fa6ce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2.833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Vou Sobreviver</text:span><text:tab/>Ministério Além do Véu<text:tab/><text:span text:style-name="T1">[ 2 ]</text:span></text:p>
      <text:p text:style-name="P1">A tempestade vai passar,</text:p>
      <text:p text:style-name="P1">Mas a promessa ficará pra sempre, viva em mim</text:p>
      <text:p text:style-name="P1">E quando o dia clarear eu saberei que toda noite acaba,</text:p>
      <text:p text:style-name="P1">Pro sol brilhar,</text:p>
      <text:p text:style-name="P1">Posso enfrentar o dia mal, eu não vou desistir</text:p>
      <text:p text:style-name="P1">Até mesmo se ferido for eu não vou desistir,</text:p>
      <text:p text:style-name="P1">Creio em ti, creio em ti meu Senhor</text:p>
      <text:p text:style-name="P1"/>
      <text:p text:style-name="P1">Tu és a força da minha vida,</text:p>
      <text:p text:style-name="P1">Venha o que vier eu vou sobreviver,</text:p>
      <text:p text:style-name="P1">Tua palavra me encoraja,</text:p>
      <text:p text:style-name="P1">Venha o que vier eu vou sobreviver,</text:p>
      <text:p text:style-name="P1"/>
      <text:p text:style-name="P1">*** Posso enfrentar o dia mal, eu não vou desistir</text:p>
      <text:p text:style-name="P1">Até mesmo se ferido for eu não vou desistir,</text:p>
      <text:p text:style-name="P1">Eu creio em ti, eu creio em ti meu Senhor</text:p>
      <text:p text:style-name="P1"/>
      <text:p text:style-name="P1"><draw:custom-shape text:anchor-type="paragraph" draw:z-index="0" draw:style-name="gr1" draw:text-style-name="P6" svg:width="0.424cm" svg:height="2.832cm" svg:x="11.467cm" svg:y="0.02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8" svg:width="1.059cm" svg:height="2.437cm" svg:x="11.89cm" svg:y="0.185cm"><draw:text-box><text:p text:style-name="P7">2x</text:p><text:p text:style-name="P7">F</text:p><text:p text:style-name="P7">I</text:p><text:p text:style-name="P7">N</text:p><text:p text:style-name="P7">A</text:p><text:p text:style-name="P7">L</text:p></draw:text-box></draw:frame>Tu és a força da minha vida,</text:p>
      <text:p text:style-name="P1">Venha o que vier eu vou sobreviver,</text:p>
      <text:p text:style-name="P1">Tua palavra me encoraja,</text:p>
      <text:p text:style-name="P1">Venha o que vier eu vou sobreviver</text:p>
      <text:p text:style-name="P1"/>
      <text:p text:style-name="P1">Vou sobreviver, seguro estou</text:p>
      <text:p text:style-name="P1">Vou sobreviver, eu confio em ti</text:p>
      <text:p text:style-name="P1">Vou sobreviver, firmado estou</text:p>
      <text:p text:style-name="P1">Vou sobreviver, eu creio em ti</text:p>
      <text:p text:style-name="P5">Senhor</text:p>
      <text:p text:style-name="P5"><text:span text:style-name="T2">Vou Sobreviver</text:span><text:span text:style-name="T3"><text:tab/>Ministério Além do Véu<text:tab/></text:span><text:span text:style-name="T2">[ 2 ]</text:span></text:p>
      <text:p text:style-name="P2">A tempestade vai passar,</text:p>
      <text:p text:style-name="P2">Mas a promessa ficará pra sempre, viva em mim</text:p>
      <text:p text:style-name="P2">E quando o dia clarear eu saberei que toda noite acaba,</text:p>
      <text:p text:style-name="P2">Pro sol brilhar,</text:p>
      <text:p text:style-name="P2">Posso enfrentar o dia mal, eu não vou desistir</text:p>
      <text:p text:style-name="P2">Até mesmo se ferido for eu não vou desistir,</text:p>
      <text:p text:style-name="P2">Creio em ti, creio em ti meu Senhor</text:p>
      <text:p text:style-name="P2"/>
      <text:p text:style-name="P2">Tu és a força da minha vida,</text:p>
      <text:p text:style-name="P2">Venha o que vier eu vou sobreviver,</text:p>
      <text:p text:style-name="P2">Tua palavra me encoraja,</text:p>
      <text:p text:style-name="P2">Venha o que vier eu vou sobreviver,</text:p>
      <text:p text:style-name="P2"/>
      <text:p text:style-name="P2">*** Posso enfrentar o dia mal, eu não vou desistir</text:p>
      <text:p text:style-name="P2">Até mesmo se ferido for eu não vou desistir,</text:p>
      <text:p text:style-name="P2">Eu creio em ti, eu creio em ti meu Senhor</text:p>
      <text:p text:style-name="P2"/>
      <text:p text:style-name="P2"><draw:custom-shape text:anchor-type="paragraph" draw:z-index="2" draw:style-name="gr1" draw:text-style-name="P6" svg:width="0.424cm" svg:height="2.832cm" svg:x="11.467cm" svg:y="0.02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2" draw:text-style-name="P8" svg:width="1.059cm" svg:height="2.437cm" svg:x="11.89cm" svg:y="0.185cm"><draw:text-box><text:p text:style-name="P7">2x</text:p><text:p text:style-name="P7">F</text:p><text:p text:style-name="P7">I</text:p><text:p text:style-name="P7">N</text:p><text:p text:style-name="P7">A</text:p><text:p text:style-name="P7">L</text:p></draw:text-box></draw:frame>Tu és a força da minha vida,</text:p>
      <text:p text:style-name="P2">Venha o que vier eu vou sobreviver,</text:p>
      <text:p text:style-name="P2">Tua palavra me encoraja,</text:p>
      <text:p text:style-name="P2">Venha o que vier eu vou sobreviver</text:p>
      <text:p text:style-name="P2"/>
      <text:p text:style-name="P2">Vou sobreviver, seguro estou</text:p>
      <text:p text:style-name="P2">Vou sobreviver, eu confio em ti</text:p>
      <text:p text:style-name="P2">Vou sobreviver, firmado estou</text:p>
      <text:p text:style-name="P2">Vou sobreviver, eu creio em ti</text:p>
      <text:p text:style-name="P3">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4:55:55.418558266</dc:date>
    <meta:editing-cycles>16</meta:editing-cycles>
    <meta:editing-duration>PT20M9S</meta:editing-duration>
    <meta:generator>LibreOffice/5.2.7.2$Linux_X86_64 LibreOffice_project/20m0$Build-2</meta:generator>
    <meta:print-date>2017-07-23T14:56:03.821370266</meta:print-date>
    <meta:document-statistic meta:table-count="0" meta:image-count="0" meta:object-count="0" meta:page-count="1" meta:paragraph-count="48" meta:word-count="324" meta:character-count="1620" meta:non-whitespace-character-count="1344"/>
  </office:meta>
</office:document-meta>
</file>